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.38mm"/>
    </style:style>
    <style:style style:name="co2" style:family="table-column">
      <style:table-column-properties fo:break-before="auto" style:column-width="16.39mm"/>
    </style:style>
    <style:style style:name="co3" style:family="table-column">
      <style:table-column-properties fo:break-before="auto" style:column-width="51.42mm"/>
    </style:style>
    <style:style style:name="co4" style:family="table-column">
      <style:table-column-properties fo:break-before="auto" style:column-width="77.68mm"/>
    </style:style>
    <style:style style:name="co5" style:family="table-column">
      <style:table-column-properties fo:break-before="auto" style:column-width="9.44mm"/>
    </style:style>
    <style:style style:name="co6" style:family="table-column">
      <style:table-column-properties fo:break-before="auto" style:column-width="59.06mm"/>
    </style:style>
    <style:style style:name="co7" style:family="table-column">
      <style:table-column-properties fo:break-before="auto" style:column-width="62.87mm"/>
    </style:style>
    <style:style style:name="co8" style:family="table-column">
      <style:table-column-properties fo:break-before="auto" style:column-width="49.18mm"/>
    </style:style>
    <style:style style:name="co9" style:family="table-column">
      <style:table-column-properties fo:break-before="auto" style:column-width="15.05mm"/>
    </style:style>
    <style:style style:name="co10" style:family="table-column">
      <style:table-column-properties fo:break-before="auto" style:column-width="65.12mm"/>
    </style:style>
    <style:style style:name="co11" style:family="table-column">
      <style:table-column-properties fo:break-before="auto" style:column-width="21.55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3.18mm" fo:break-before="auto" style:use-optimal-row-height="false"/>
    </style:style>
    <style:style style:name="ro2" style:family="table-row">
      <style:table-row-properties style:row-height="14.82mm" fo:break-before="auto" style:use-optimal-row-height="true"/>
    </style:style>
    <style:style style:name="ro3" style:family="table-row">
      <style:table-row-properties style:row-height="5.12mm" fo:break-before="auto" style:use-optimal-row-height="fals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2.16mm" fo:break-before="auto" style:use-optimal-row-height="false"/>
    </style:style>
    <style:style style:name="ro6" style:family="table-row">
      <style:table-row-properties style:row-height="5.26mm" fo:break-before="auto" style:use-optimal-row-height="true"/>
    </style:style>
    <style:style style:name="ro7" style:family="table-row">
      <style:table-row-properties style:row-height="10mm" fo:break-before="auto" style:use-optimal-row-height="true"/>
    </style:style>
    <style:style style:name="ro8" style:family="table-row">
      <style:table-row-properties style:row-height="5.12mm" fo:break-before="auto" style:use-optimal-row-height="true"/>
    </style:style>
    <style:style style:name="ro9" style:family="table-row">
      <style:table-row-properties style:row-height="14.73mm" fo:break-before="auto" style:use-optimal-row-height="true"/>
    </style:style>
    <style:style style:name="ro10" style:family="table-row">
      <style:table-row-properties style:row-height="10.05mm" fo:break-before="auto" style:use-optimal-row-height="tru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1.94mm" fo:break-before="auto" style:use-optimal-row-height="false"/>
    </style:style>
    <style:style style:name="ro13" style:family="table-row">
      <style:table-row-properties style:row-height="15.35mm" fo:break-before="auto" style:use-optimal-row-height="true"/>
    </style:style>
    <style:style style:name="ro14" style:family="table-row">
      <style:table-row-properties style:row-height="10.23mm" fo:break-before="auto" style:use-optimal-row-height="true"/>
    </style:style>
    <style:style style:name="ro15" style:family="table-row">
      <style:table-row-properties style:row-height="7.94mm" fo:break-before="auto" style:use-optimal-row-height="false"/>
    </style:style>
    <style:style style:name="ro16" style:family="table-row">
      <style:table-row-properties style:row-height="54.15mm" fo:break-before="auto" style:use-optimal-row-height="false"/>
    </style:style>
    <style:style style:name="ta1" style:family="table" style:master-page-name="PageStyle_5f_Feature_20__23__20_Test_20_Case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ta3" style:family="table" style:master-page-name="PageStyle_5f_Feature_20__23__20_Test_20_Cases_20__28_2_29_">
      <style:table-properties table:display="true" style:writing-mode="lr-tb"/>
    </style:style>
    <style:style style:name="ta4" style:family="table" style:master-page-name="PageStyle_5f_Examples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4" style:family="table-cell" style:parent-style-name="Default">
      <style:table-cell-properties fo:background-color="#d9d9d9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</style:style>
    <style:style style:name="ce11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</style:style>
    <style:style style:name="ce12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5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</style:style>
    <style:style style:name="ce16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fo:background-color="#72bf4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7" style:family="table-cell" style:parent-style-name="Default">
      <style:table-cell-properties fo:background-color="#ed1c24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38" style:family="table-cell" style:parent-style-name="Default">
      <style:table-cell-properties fo:background-color="#fffff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css3t:text-justify="auto" fo:margin-left="0mm" style:writing-mode="page"/>
    </style:style>
    <style:style style:name="ce18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T1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/>
    </style:style>
    <style:style style:name="T2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fo:font-weight="normal" style:font-weight-asian="normal" style:font-weight-complex="normal"/>
    </style:style>
    <style:style style:name="T3" style:family="text">
      <style:text-properties style:font-style-complex="normal" fo:text-shadow="none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name="Calibri"/>
    </style:style>
    <style:style style:name="T4" style:family="text">
      <style:text-properties style:font-style-complex="normal" fo:text-shadow="none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name="Calibri" fo:font-weight="normal" style:font-weight-asian="normal" style:font-weight-complex="normal"/>
    </style:style>
    <style:style style:name="T5" style:family="text">
      <style:text-properties fo:color="#000000" style:font-name="Calibri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bold" style:font-weight-complex="bold" style:font-style-asian="normal" style:font-style-complex="normal"/>
    </style:style>
    <style:style style:name="T6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/>
    </style:style>
    <style:style style:name="T8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fo:font-weight="normal" style:font-weight-asian="normal" style:font-weight-complex="normal"/>
    </style:style>
    <style:style style:name="T9" style:family="text">
      <style:text-properties style:font-style-complex="normal" fo:text-shadow="none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/>
    </style:style>
    <style:style style:name="T10" style:family="text">
      <style:text-properties style:font-style-complex="normal" fo:text-shadow="none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fo:font-weight="normal" style:font-weight-asian="normal" style:font-weight-complex="normal"/>
    </style:style>
    <style:style style:name="T11" style:family="text">
      <style:text-properties fo:text-shadow="none" style:font-name="Calibri" fo:font-size="11pt" fo:font-weight="normal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2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 100%" style:font-name-complex="Calibri" style:font-size-asian="11pt" style:font-size-complex="11pt" style:font-weight-asian="normal" style:font-weight-complex="normal" style:font-style-asian="normal" style:font-style-complex="normal"/>
    </style:style>
    <style:style style:name="T13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text-overline-style="none" style:text-overline-color="font-color" style:font-style-complex="normal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fo:text-shadow="none"/>
    </style:style>
    <style:style style:name="T15" style:family="text">
      <style:text-properties style:text-overline-style="none" style:text-overline-color="font-color" style:font-style-complex="normal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fo:text-shadow="none" fo:font-weight="normal" style:font-weight-asian="normal" style:font-weight-complex="normal"/>
    </style:style>
    <style:style style:name="T16" style:family="text">
      <style:text-properties style:font-style-complex="normal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fo:text-shadow="none" fo:font-weight="normal" style:font-weight-asian="normal" style:font-weight-complex="normal"/>
    </style:style>
    <style:style style:name="T17" style:family="text">
      <style:text-properties style:font-style-complex="normal" fo:text-shadow="none" fo:font-size="11pt" fo:font-weight="bold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weight-asian="bold" style:font-weight-complex="bold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18" style:family="text">
      <style:text-properties style:font-style-complex="normal" fo:text-shadow="none" fo:font-size="11pt" style:text-underline-style="none" style:text-underline-color="font-color" style:text-line-through-type="none" fo:font-style="normal" style:text-outline="false" style:text-position="0% 100%" fo:color="#000000" style:font-name-complex="Calibri" style:font-size-asian="11pt" style:font-size-complex="11pt" style:font-style-asian="normal" style:font-name="Calibri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19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AU" style:language-asian="zh" style:country-asian="CN" style:language-complex="hi" style:country-complex="IN" style:font-name-asian="Noto Sans CJK SC Regular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 style:text-position="0% 100%"/>
    </style:style>
    <style:style style:name="T20" style:family="text">
      <style:text-properties fo:text-shadow="none" style:font-name="Calibri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21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22" style:family="text">
      <style:text-properties style:font-name="Calibri" style:font-style-complex="normal" style:font-style-asian="normal" style:font-weight-complex="bold" style:font-weight-asian="bold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weight="bold" fo:font-size="11pt" fo:text-shadow="none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23" style:family="text">
      <style:text-properties style:font-name="Calibri" style:font-style-complex="normal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fo:text-shadow="none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fo:font-weight="normal" style:font-weight-asian="normal" style:font-weight-complex="normal"/>
    </style:style>
    <style:style style:name="T24" style:family="text">
      <style:text-properties style:text-position="0% 100%" style:font-name="Calibri" fo:font-size="11pt" fo:font-weight="normal" style:text-underline-style="none" style:text-underline-color="font-color" style:text-line-through-type="none" fo:font-style="normal" style:text-outline="false" fo:color="#000000" fo:text-shadow="none" style:font-name-complex="Calibri" style:font-size-asian="11pt" style:font-size-complex="11pt" style:font-weight-asian="normal" style:font-weight-complex="normal" style:font-style-asian="normal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/>
    </style:style>
    <style:style style:name="T25" style:family="text">
      <style:text-properties fo:text-shadow="none" style:font-name="Calibri" style:font-style-asian="normal" style:font-size-complex="11pt" style:font-size-asian="11pt" style:font-name-complex="Calibri" fo:color="#000000" style:text-position="0% 100%" style:text-outline="false" fo:font-style="normal" style:text-line-through-type="none" style:text-underline-style="none" style:text-underline-color="font-color" fo:font-size="11pt" style:font-style-complex="normal" style:text-line-through-mode="continuous" fo:language="en" fo:country="AU" style:language-asian="zh" style:country-asian="CN" style:language-complex="hi" style:country-complex="IN" style:font-name-asian="Noto Sans CJK SC Regular" style:text-emphasize="none" style:font-relief="none" style:text-overline-style="none" style:text-overline-color="font-color" style:font-weight-asian="normal" fo:font-weight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ature # Test Cas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2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table:number-columns-repeated="2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_____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9">When: </text:span><text:span text:style-name="T10">I</text:span><text:span text:style-name="T10"> ____,  ___, and___</text:span></text:p>
            <text:p/>
            <text:p><text:span text:style-name="T7">Then: </text:span><text:span text:style-name="T8">the webpage will change to ____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Navagating to _____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</text:span><text:span text:style-name="T10"> Select __ in the Maths Menu</text:span></text:p>
            <text:p/>
            <text:p><text:span text:style-name="T7">Then: </text:span><text:span text:style-name="T8">the webpage changes to ____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 table:number-rows-repeated="104855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Math Quizz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s Games</text:span>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 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s Games</text:span>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 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 </text:span>Quizz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14">When: </text:span><text:span text:style-name="T15">I hover my corser over games,  hover my corser over Math Games</text:span><text:span text:style-name="T16">, and Click Math Quizz</text:span></text:p>
            <text:p/>
            <text:p><text:span text:style-name="T7">Then: </text:span><text:span text:style-name="T8">the webpage will change to Math Quizz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Math Quizz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Math Quizz</text:p>
          </table:table-cell>
          <table:table-cell table:style-name="ce14" office:value-type="string" calcext:value-type="string">
            <text:p>Webpage is changed to Math Quizz</text:p>
          </table:table-cell>
          <table:table-cell table:style-name="ce14" office:value-type="string" calcext:value-type="string">
            <text:p>Menu displayed correctly </text:p>
          </table:table-cell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5" calcext:value-type="float" table:number-columns-spanned="1" table:number-rows-spanned="4">
            <text:p>2.5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 Games</text:span>Quizz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 Select Math Quizz in the Maths Menu</text:span></text:p>
            <text:p/>
            <text:p><text:span text:style-name="T7">Then: </text:span><text:span text:style-name="T8">the webpage changes to Math Quizz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Math Quizz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elect Maths Quizz</text:p>
          </table:table-cell>
          <table:table-cell table:style-name="ce14" office:value-type="string" calcext:value-type="string">
            <text:p>page changes to math quizz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38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Default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Clock Faces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s Games</text:span>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s Games Page via Dropdown nav </text:span>menu 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<text:span text:style-name="T13">Navagating to Time Face svia Dropdown nav</text:span> menu 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17">When: </text:span><text:span text:style-name="T18">I hover my corser over games,  hover my corser over Math Games, and Click Clock Faces</text:span></text:p>
            <text:p/>
            <text:p><text:span text:style-name="T7">Then: </text:span><text:span text:style-name="T8">the webpage will change to Clock Faces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6">Page changes to the Clock Fac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clock Faces</text:p>
          </table:table-cell>
          <table:table-cell table:style-name="ce14" office:value-type="string" calcext:value-type="string">
            <text:p>Webpage is changed to clock Fac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3">Navagating to Time Faces via Maths Games </text:span>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9">When: </text:span><text:span text:style-name="T10">I Select clock Faces in the Maths Menu</text:span></text:p>
            <text:p/>
            <text:p><text:span text:style-name="T7">Then: </text:span><text:span text:style-name="T8">the webpage changes to clock faces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Clock Fac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elect clock Faces</text:p>
          </table:table-cell>
          <table:table-cell table:style-name="ce14" office:value-type="string" calcext:value-type="string">
            <text:p>page changes to Clock Faces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Working With Money Gam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Navagating to Math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Navagating to Maths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" calcext:value-type="float" table:number-columns-spanned="1" table:number-rows-spanned="4">
            <text:p>2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Working With Money page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 </text:span><text:span text:style-name="T21">I hover my corser over games,  hover my corser over Math Games, and Click Working With Money</text:span></text:p>
            <text:p/>
            <text:p><text:span text:style-name="T22">Then: </text:span><text:span text:style-name="T23">the webpage will change to Working With Money page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Working With Money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3">Click </text:span><text:span text:style-name="T19">Working With Money</text:span></text:p>
          </table:table-cell>
          <table:table-cell table:style-name="ce14" office:value-type="string" calcext:value-type="string">
            <text:p><text:span text:style-name="T13">Webpage is changed to </text:span><text:span text:style-name="T19">Working With Money</text:span>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Working With Money page</text:span> via Maths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Working With Money</text:span><text:span text:style-name="T10"> in the Maths Menu</text:span></text:p>
            <text:p/>
            <text:p><text:span text:style-name="T22">Then: </text:span><text:span text:style-name="T23">the webpage changes to Working With Money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6">Page changes to the ___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3">Select </text:span><text:span text:style-name="T19">Working With Money</text:span></text:p>
          </table:table-cell>
          <table:table-cell table:style-name="ce14" office:value-type="string" calcext:value-type="string">
            <text:p><text:span text:style-name="T13">page changes to </text:span><text:span text:style-name="T19">Working With Money</text:span>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Number Guessing Gam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" calcext:value-type="float" table:number-columns-spanned="1" table:number-rows-spanned="4">
            <text:p>1</text:p>
          </table:table-cell>
          <table:table-cell table:style-name="ce8" office:value-type="string" calcext:value-type="string" table:number-columns-spanned="1" table:number-rows-spanned="4">
            <text:p><text:span text:style-name="T13">Navagating to Maths Games</text:span>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Maths on the middle of the page</text:span></text:p>
            <text:p/>
            <text:p><text:span text:style-name="T3">Then: </text:span><text:span text:style-name="T4">the webpage will change to Maths</text:span></text:p>
            <text:p/>
            <text:p><text:span text:style-name="T5">Prerequisite: </text:span></text:p>
            <text:p><text:span text:style-name="T6">User can see the Maths Button</text:span></text:p>
            <text:p/>
            <text:p><text:span text:style-name="T5">Test Data:</text:span></text:p>
            <text:p><text:span text:style-name="T6">Page site changes to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Maths button </text:p>
          </table:table-cell>
          <table:table-cell table:style-name="ce14" office:value-type="string" calcext:value-type="string">
            <text:p>Page changes to maths page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3">Navagating to Maths Games</text:span>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Math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Math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Math Games</text:p>
          </table:table-cell>
          <table:table-cell table:style-name="ce14" office:value-type="string" calcext:value-type="string">
            <text:p>Webpage is changed to Math Games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Number Guessing Game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</text:span><text:span text:style-name="T25">I hover my corser over games,  hover my corser over Math Games, and Click Number Guessing Game</text:span></text:p>
            <text:p/>
            <text:p><text:span text:style-name="T22">Then: </text:span><text:span text:style-name="T23">the webpage will change to Number Guessing Game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Number Guessing Gam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Mat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3">Click </text:span><text:span text:style-name="T19">Number Guessing Game</text:span></text:p>
          </table:table-cell>
          <table:table-cell table:style-name="ce14" office:value-type="string" calcext:value-type="string">
            <text:p><text:span text:style-name="T13">Webpage is changed to </text:span><text:span text:style-name="T19">Number Guessing Game</text:span></text:p>
          </table:table-cell>
          <table:table-cell table:style-name="ce14" office:value-type="string" calcext:value-type="string">
            <text:p>Menu displayed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Number Guessing Game</text:span><text:span text:style-name="T13"> via Maths Games</text:span>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Number Guessing Game</text:span><text:span text:style-name="T10"> in the Maths Menu</text:span></text:p>
            <text:p/>
            <text:p><text:span text:style-name="T22">Then: </text:span><text:span text:style-name="T23">the webpage changes to Number Guessing Game</text:span></text:p>
            <text:p/>
            <text:p><text:span text:style-name="T5">Prerequisite: </text:span></text:p>
            <text:p><text:span text:style-name="T12">User is scrolled to the Maths menu on the page</text:span></text:p>
            <text:p/>
            <text:p><text:span text:style-name="T5">Test Data:</text:span></text:p>
            <text:p><text:span text:style-name="T24">Page changes to the Number Guessing Gam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to Maths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3">Select </text:span><text:span text:style-name="T19">Number Guessing Game</text:span></text:p>
          </table:table-cell>
          <table:table-cell table:style-name="ce14" office:value-type="string" calcext:value-type="string">
            <text:p><text:span text:style-name="T13">page changes to </text:span><text:span text:style-name="T19">Number Guessing Game</text:span> 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37"/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37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37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Trivia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1" calcext:value-type="float" table:number-columns-spanned="1" table:number-rows-spanned="4">
            <text:p>1.1</text:p>
          </table:table-cell>
          <table:table-cell table:style-name="ce8" office:value-type="string" calcext:value-type="string" table:number-columns-spanned="1" table:number-rows-spanned="4">
            <text:p>Navagating to English Game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English Games on the middle of the page</text:span></text:p>
            <text:p/>
            <text:p><text:span text:style-name="T3">Then: </text:span><text:span text:style-name="T4">the webpage will change to English Games</text:span></text:p>
            <text:p/>
            <text:p><text:span text:style-name="T5">Prerequisite: </text:span></text:p>
            <text:p><text:span text:style-name="T6">User can see the English Games Button</text:span></text:p>
            <text:p/>
            <text:p><text:span text:style-name="T5">Test Data:</text:span></text:p>
            <text:p><text:span text:style-name="T6">Page site changes to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English Games button </text:p>
          </table:table-cell>
          <table:table-cell table:style-name="ce14" office:value-type="string" calcext:value-type="string">
            <text:p>Page changes to English Games page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3">Navagating to Enlish Games</text:span>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English 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English Games</text:p>
          </table:table-cell>
          <table:table-cell table:style-name="ce14" office:value-type="string" calcext:value-type="string">
            <text:p>Webpage is changed to English Games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1" calcext:value-type="float" table:number-columns-spanned="1" table:number-rows-spanned="4">
            <text:p>2.1</text:p>
          </table:table-cell>
          <table:table-cell table:style-name="ce8" office:value-type="string" calcext:value-type="string" table:number-columns-spanned="1" table:number-rows-spanned="4">
            <text:p>Navagating to Trivia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</text:span><text:span text:style-name="T25">I hover my corser over games,  hover my corser over English Games, and Click Trivia</text:span></text:p>
            <text:p/>
            <text:p><text:span text:style-name="T22">Then: </text:span><text:span text:style-name="T23">the webpage will change to Trivia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Trivia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4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0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Englis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3">Click </text:span><text:span text:style-name="T19">Trivia Game</text:span></text:p>
          </table:table-cell>
          <table:table-cell table:style-name="ce14" office:value-type="string" calcext:value-type="string">
            <text:p><text:span text:style-name="T13">Webpage is changed to </text:span><text:span text:style-name="T19">Trivia Game</text:span>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Trivia</text:span> via English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Trivia</text:span><text:span text:style-name="T10"> in the English Games Menu</text:span></text:p>
            <text:p/>
            <text:p><text:span text:style-name="T22">Then: </text:span><text:span text:style-name="T23">the webpage changes to Trivia</text:span></text:p>
            <text:p/>
            <text:p><text:span text:style-name="T5">Prerequisite: </text:span></text:p>
            <text:p><text:span text:style-name="T12">User is scrolled to the English Games menu on the page</text:span></text:p>
            <text:p/>
            <text:p><text:span text:style-name="T5">Test Data:</text:span></text:p>
            <text:p><text:span text:style-name="T24">Page changes to the Trivia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3">Scroll to English</text:span>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3">Select</text:span><text:span text:style-name="T19"> Trivia</text:span></text:p>
          </table:table-cell>
          <table:table-cell table:style-name="ce14" office:value-type="string" calcext:value-type="string">
            <text:p><text:span text:style-name="T13">page changes to </text:span><text:span text:style-name="T19">Number Trivia </text:span>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HangMan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1" calcext:value-type="float" table:number-columns-spanned="1" table:number-rows-spanned="4">
            <text:p>1.1</text:p>
          </table:table-cell>
          <table:table-cell table:style-name="ce8" office:value-type="string" calcext:value-type="string" table:number-columns-spanned="1" table:number-rows-spanned="4">
            <text:p>Navagating to English Game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English Games on the middle of the page</text:span></text:p>
            <text:p/>
            <text:p><text:span text:style-name="T3">Then: </text:span><text:span text:style-name="T4">the webpage will change to English Games</text:span></text:p>
            <text:p/>
            <text:p><text:span text:style-name="T5">Prerequisite: </text:span></text:p>
            <text:p><text:span text:style-name="T6">User can see the English Games Button</text:span></text:p>
            <text:p/>
            <text:p><text:span text:style-name="T5">Test Data:</text:span></text:p>
            <text:p><text:span text:style-name="T6">Page site changes to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English Games button </text:p>
          </table:table-cell>
          <table:table-cell table:style-name="ce14" office:value-type="string" calcext:value-type="string">
            <text:p>Page changes to English Games page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3">Navagating to Enlish Games</text:span>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English 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English Games</text:p>
          </table:table-cell>
          <table:table-cell table:style-name="ce14" office:value-type="string" calcext:value-type="string">
            <text:p>Webpage is changed to English Games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1" calcext:value-type="float" table:number-columns-spanned="1" table:number-rows-spanned="4">
            <text:p>2.1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HangMan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</text:span><text:span text:style-name="T25">I hover my corser over games,  hover my corser over English Games, and click</text:span></text:p>
            <text:p/>
            <text:p><text:span text:style-name="T22">Then: </text:span><text:span text:style-name="T23">the webpage will change to HangMan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HangMan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Englis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3">Click </text:span><text:span text:style-name="T19">HangMan Game</text:span></text:p>
          </table:table-cell>
          <table:table-cell table:style-name="ce14" office:value-type="string" calcext:value-type="string">
            <text:p><text:span text:style-name="T13">Webpage is changed to </text:span><text:span text:style-name="T19">HangMan Game</text:span>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HangMan</text:span> via English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HangMan</text:span><text:span text:style-name="T10"> in the English Games Menu</text:span></text:p>
            <text:p/>
            <text:p><text:span text:style-name="T22">Then: </text:span><text:span text:style-name="T23">the webpage changes to HangMan</text:span></text:p>
            <text:p/>
            <text:p><text:span text:style-name="T5">Prerequisite: </text:span></text:p>
            <text:p><text:span text:style-name="T12">User is scrolled to the English Games menu on the page</text:span></text:p>
            <text:p/>
            <text:p><text:span text:style-name="T5">Test Data:</text:span></text:p>
            <text:p><text:span text:style-name="T24">Page changes to the HangMan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3">Scroll to English</text:span>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3">Select</text:span><text:span text:style-name="T19"> HangMan</text:span></text:p>
          </table:table-cell>
          <table:table-cell table:style-name="ce14" office:value-type="string" calcext:value-type="string">
            <text:p><text:span text:style-name="T13">page changes to </text:span><text:span text:style-name="T19">Number HangMan </text:span>page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tory Tim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1" calcext:value-type="float" table:number-columns-spanned="1" table:number-rows-spanned="4">
            <text:p>1.1</text:p>
          </table:table-cell>
          <table:table-cell table:style-name="ce8" office:value-type="string" calcext:value-type="string" table:number-columns-spanned="1" table:number-rows-spanned="4">
            <text:p>Navagating to English Game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English Games on the middle of the page</text:span></text:p>
            <text:p/>
            <text:p><text:span text:style-name="T3">Then: </text:span><text:span text:style-name="T4">the webpage will change to English Games</text:span></text:p>
            <text:p/>
            <text:p><text:span text:style-name="T5">Prerequisite: </text:span></text:p>
            <text:p><text:span text:style-name="T6">User can see the English Games Button</text:span></text:p>
            <text:p/>
            <text:p><text:span text:style-name="T5">Test Data:</text:span></text:p>
            <text:p><text:span text:style-name="T6">Page site changes to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English Games button </text:p>
          </table:table-cell>
          <table:table-cell table:style-name="ce14" office:value-type="string" calcext:value-type="string">
            <text:p>Page changes to English Games page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3">Navagating to Enlish Games</text:span>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English 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English Games</text:p>
          </table:table-cell>
          <table:table-cell table:style-name="ce14" office:value-type="string" calcext:value-type="string">
            <text:p>Webpage is changed to English Games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1" calcext:value-type="float" table:number-columns-spanned="1" table:number-rows-spanned="4">
            <text:p>2.1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Story Time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</text:span><text:span text:style-name="T25">I hover my corser over games,  hover my corser over English Games, and Click Story Time</text:span></text:p>
            <text:p/>
            <text:p><text:span text:style-name="T22">Then: </text:span><text:span text:style-name="T23">the webpage will change to Story Time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Story Tim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Englis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3">Click </text:span><text:span text:style-name="T19">Story Time Game</text:span></text:p>
          </table:table-cell>
          <table:table-cell table:style-name="ce14" office:value-type="string" calcext:value-type="string">
            <text:p><text:span text:style-name="T13">Webpage is changed to </text:span><text:span text:style-name="T19">Story Time Game</text:span>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Story Time</text:span> via English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Story Time</text:span><text:span text:style-name="T10"> in the English Games Menu</text:span></text:p>
            <text:p/>
            <text:p><text:span text:style-name="T22">Then: </text:span><text:span text:style-name="T23">the webpage changes to Story Time</text:span></text:p>
            <text:p/>
            <text:p><text:span text:style-name="T5">Prerequisite: </text:span></text:p>
            <text:p><text:span text:style-name="T12">User is scrolled to the English Games menu on the page</text:span></text:p>
            <text:p/>
            <text:p><text:span text:style-name="T5">Test Data:</text:span></text:p>
            <text:p><text:span text:style-name="T24">Page changes to the Story Tim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3">Scroll to English</text:span>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3">Select</text:span><text:span text:style-name="T19"> Story Time</text:span></text:p>
          </table:table-cell>
          <table:table-cell table:style-name="ce14" office:value-type="string" calcext:value-type="string">
            <text:p><text:span text:style-name="T13">page changes to </text:span><text:span text:style-name="T19">Number Story Time </text:span>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pelling Bee" table:style-name="ta2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2" table:number-columns-repeated="1014" table:default-cell-style-name="Default"/>
        <table:table-row table:style-name="ro1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style-name="ce2" table:number-columns-repeated="1014"/>
        </table:table-row>
        <table:table-row table:style-name="ro2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1" calcext:value-type="float" table:number-columns-spanned="1" table:number-rows-spanned="4">
            <text:p>1.1</text:p>
          </table:table-cell>
          <table:table-cell table:style-name="ce8" office:value-type="string" calcext:value-type="string" table:number-columns-spanned="1" table:number-rows-spanned="4">
            <text:p>Navagating to English Games Page via Main nav Buttons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webpage is opend in home menu</text:span></text:p>
            <text:p/>
            <text:p><text:span text:style-name="T3">When: </text:span><text:span text:style-name="T4">I press English Games on the middle of the page</text:span></text:p>
            <text:p/>
            <text:p><text:span text:style-name="T3">Then: </text:span><text:span text:style-name="T4">the webpage will change to English Games</text:span></text:p>
            <text:p/>
            <text:p><text:span text:style-name="T5">Prerequisite: </text:span></text:p>
            <text:p><text:span text:style-name="T6">User can see the English Games Button</text:span></text:p>
            <text:p/>
            <text:p><text:span text:style-name="T5">Test Data:</text:span></text:p>
            <text:p><text:span text:style-name="T6">Page site changes to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Enter the home page </text:p>
          </table:table-cell>
          <table:table-cell table:style-name="ce14" office:value-type="string" calcext:value-type="string">
            <text:p>home page load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9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scroll down to page directroy if unable to be veiwed duing on load of page.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user pressed English Games button </text:p>
          </table:table-cell>
          <table:table-cell table:style-name="ce14" office:value-type="string" calcext:value-type="string">
            <text:p>Page changes to English Games page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1.2" calcext:value-type="float" table:number-columns-spanned="1" table:number-rows-spanned="4">
            <text:p>1.2</text:p>
          </table:table-cell>
          <table:table-cell table:style-name="ce8" office:value-type="string" calcext:value-type="string" table:number-columns-spanned="1" table:number-rows-spanned="4">
            <text:p><text:span text:style-name="T13">Navagating to English Games</text:span> Page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7">Given: </text:span><text:span text:style-name="T8">any page is loaded in site</text:span></text:p>
            <text:p/>
            <text:p><text:span text:style-name="T9">When: </text:span><text:span text:style-name="T10">I hover my corser over games and Click English Games</text:span></text:p>
            <text:p><text:span text:style-name="T1">Then: </text:span><text:span text:style-name="T2">the webpage will change to Maths</text:span></text:p>
            <text:p/>
            <text:p><text:span text:style-name="T5">Prerequisite: </text:span></text:p>
            <text:p><text:span text:style-name="T11">User is scrolled at Main menu on the page</text:span></text:p>
            <text:p/>
            <text:p><text:span text:style-name="T5">Test Data:</text:span></text:p>
            <text:p><text:span text:style-name="T6">Page changes to the English Games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Click English Games</text:p>
          </table:table-cell>
          <table:table-cell table:style-name="ce14" office:value-type="string" calcext:value-type="string">
            <text:p>Webpage is changed to English Games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1" calcext:value-type="float" table:number-columns-spanned="1" table:number-rows-spanned="4">
            <text:p>2.1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Spelling Bee</text:span> via Dropdown menu nav</text:p>
          </table:table-cell>
          <table:table-cell table:style-name="ce8" office:value-type="string" calcext:value-type="string" table:number-columns-spanned="1" table:number-rows-spanned="4">
            <text:p><text:span text:style-name="T1">Given: </text:span><text:span text:style-name="T2">any page is loaded in site</text:span></text:p>
            <text:p/>
            <text:p><text:span text:style-name="T20">When: </text:span><text:span text:style-name="T25">I hover my corser over games,  hover my corser over English Games, and click Spelling Bee</text:span></text:p>
            <text:p/>
            <text:p><text:span text:style-name="T22">Then: </text:span><text:span text:style-name="T23">the webpage will change to Spelling Bee</text:span></text:p>
            <text:p/>
            <text:p><text:span text:style-name="T5">Prerequisite: </text:span></text:p>
            <text:p><text:span text:style-name="T6">User is scrolled up to top of the page</text:span></text:p>
            <text:p/>
            <text:p><text:span text:style-name="T5">Test Data:</text:span></text:p>
            <text:p><text:span text:style-name="T24">Page changes to the Spelling Be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Scroll up to the top of the page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6" office:value-type="string" calcext:value-type="string" table:number-columns-spanned="1" table:number-rows-spanned="4">
            <text:p>PASS</text:p>
          </table:table-cell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hover mouse over Games</text:p>
          </table:table-cell>
          <table:table-cell table:style-name="ce14" office:value-type="string" calcext:value-type="string">
            <text:p>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hover mouse over English Games</text:p>
          </table:table-cell>
          <table:table-cell table:style-name="ce14" office:value-type="string" calcext:value-type="string">
            <text:p>second level popdown menu displays</text:p>
          </table:table-cell>
          <table:table-cell table:style-name="ce14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<text:span text:style-name="T13">Click </text:span><text:span text:style-name="T19">Spelling Bee Game</text:span></text:p>
          </table:table-cell>
          <table:table-cell table:style-name="ce14" office:value-type="string" calcext:value-type="string">
            <text:p><text:span text:style-name="T13">Webpage is changed to </text:span><text:span text:style-name="T19">Spelling Bee Game</text:span></text:p>
          </table:table-cell>
          <table:table-cell table:style-name="ce14" office:value-type="string" calcext:value-type="string">
            <text:p>Menu did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office:value-type="float" office:value="2.2" calcext:value-type="float" table:number-columns-spanned="1" table:number-rows-spanned="4">
            <text:p>2.2</text:p>
          </table:table-cell>
          <table:table-cell table:style-name="ce8" office:value-type="string" calcext:value-type="string" table:number-columns-spanned="1" table:number-rows-spanned="4">
            <text:p><text:span text:style-name="T13">Navagating to </text:span><text:span text:style-name="T19">Spelling Bee</text:span> via English page</text:p>
          </table:table-cell>
          <table:table-cell table:style-name="ce8" office:value-type="string" calcext:value-type="string" table:number-columns-spanned="1" table:number-rows-spanned="4">
            <text:p><text:span text:style-name="T3">Given: </text:span><text:span text:style-name="T4">maths page is open(see 1 and 2 for instructions)</text:span></text:p>
            <text:p/>
            <text:p><text:span text:style-name="T17">When: </text:span><text:span text:style-name="T18">I Select Spelling Bee</text:span><text:span text:style-name="T10"> in the English Games Menu</text:span></text:p>
            <text:p/>
            <text:p><text:span text:style-name="T22">Then: </text:span><text:span text:style-name="T23">the webpage changes to Spelling Bee</text:span></text:p>
            <text:p/>
            <text:p><text:span text:style-name="T5">Prerequisite: </text:span></text:p>
            <text:p><text:span text:style-name="T12">User is scrolled to the English Games menu on the page</text:span></text:p>
            <text:p/>
            <text:p><text:span text:style-name="T5">Test Data:</text:span></text:p>
            <text:p><text:span text:style-name="T24">Page changes to the Spelling Bee</text:span><text:span text:style-name="T6"> Page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<text:span text:style-name="T13">Scroll to English</text:span> Menu</text:p>
          </table:table-cell>
          <table:table-cell table:style-name="ce14" office:value-type="string" calcext:value-type="string">
            <text:p>page scrolls</text:p>
          </table:table-cell>
          <table:table-cell table:style-name="ce14"/>
          <table:table-cell table:style-name="ce37" office:value-type="string" calcext:value-type="string" table:number-columns-spanned="1" table:number-rows-spanned="4">
            <text:p>FAIL</text:p>
          </table:table-cell>
          <table:table-cell table:style-name="ce8"/>
          <table:table-cell table:style-name="ce2" table:number-columns-repeated="1014"/>
        </table:table-row>
        <table:table-row table:style-name="ro7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<text:span text:style-name="T13">Select</text:span><text:span text:style-name="T19"> Spelling Bee</text:span></text:p>
          </table:table-cell>
          <table:table-cell table:style-name="ce14" office:value-type="string" calcext:value-type="string">
            <text:p><text:span text:style-name="T13">page changes to </text:span><text:span text:style-name="T19">Number Spelling Bee </text:span>page</text:p>
          </table:table-cell>
          <table:table-cell table:style-name="ce14" office:value-type="string" calcext:value-type="string">
            <text:p>Menu did not display correctly</text:p>
          </table:table-cell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3"/>
          <table:table-cell table:style-name="ce14" table:number-columns-spanned="1" table:number-rows-spanned="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6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3"/>
          <table:covered-table-cell table:style-name="ce14"/>
          <table:table-cell table:style-name="ce8"/>
          <table:table-cell table:style-name="ce2" table:number-columns-repeated="1014"/>
        </table:table-row>
        <table:table-row table:style-name="ro11" table:number-rows-repeated="1048553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Sheet4" table:style-name="ta2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table:number-columns-repeated="10"/>
        </table:table-row>
        <table:table-row table:style-name="ro11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3">
          <table:table-cell table:number-columns-repeated="10"/>
        </table:table-row>
        <table:table-row table:style-name="ro11" table:number-rows-repeated="2">
          <table:table-cell table:number-columns-repeated="10"/>
        </table:table-row>
        <table:table-row table:style-name="ro5">
          <table:table-cell table:number-columns-repeated="10"/>
        </table:table-row>
        <table:table-row table:style-name="ro11" table:number-rows-repeated="1048553">
          <table:table-cell table:number-columns-repeated="10"/>
        </table:table-row>
        <table:table-row table:style-name="ro11">
          <table:table-cell table:number-columns-repeated="10"/>
        </table:table-row>
      </table:table>
      <table:table table:name="Feature # Test Cases (2)" table:style-name="ta3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0" table:default-cell-style-name="ce17"/>
        <table:table-column table:style-name="co11" table:number-columns-repeated="1014" table:default-cell-style-name="ce2"/>
        <table:table-row table:style-name="ro12">
          <table:table-cell table:style-name="ce1"/>
          <table:table-cell table:style-name="ce3" table:number-columns-repeated="3"/>
          <table:table-cell table:style-name="ce11"/>
          <table:table-cell table:style-name="ce3" table:number-columns-repeated="3"/>
          <table:table-cell table:style-name="ce11"/>
          <table:table-cell table:style-name="ce15"/>
          <table:table-cell table:number-columns-repeated="1014"/>
        </table:table-row>
        <table:table-row table:style-name="ro13">
          <table:table-cell table:style-name="ce1"/>
          <table:table-cell table:style-name="ce4" office:value-type="string" calcext:value-type="string">
            <text:p>Test Case ID</text:p>
          </table:table-cell>
          <table:table-cell table:style-name="ce4" office:value-type="string" calcext:value-type="string">
            <text:p>Test Name</text:p>
          </table:table-cell>
          <table:table-cell table:style-name="ce4" office:value-type="string" calcext:value-type="string">
            <text:p>Test Description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style-name="ce16" office:value-type="string" calcext:value-type="string">
            <text:p>Comments</text:p>
          </table:table-cell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3">
          <table:table-cell/>
          <table:table-cell table:style-name="ce5" table:number-columns-spanned="1" table:number-rows-spanned="4"/>
          <table:table-cell table:style-name="ce8" table:number-columns-spanned="1" table:number-rows-spanned="4"/>
          <table:table-cell table:style-name="ce8" office:value-type="string" calcext:value-type="string" table:number-columns-spanned="1" table:number-rows-spanned="4">
            <text:p><text:span text:style-name="T7">Given: </text:span><text:span text:style-name="T8">xxxxx</text:span></text:p>
            <text:p/>
            <text:p><text:span text:style-name="T7">When: </text:span><text:span text:style-name="T8">xxxxx</text:span></text:p>
            <text:p/>
            <text:p><text:span text:style-name="T7">Then: </text:span><text:span text:style-name="T8">xxxxx</text:span></text:p>
            <text:p/>
            <text:p><text:span text:style-name="T5">Prerequisite: </text:span></text:p>
            <text:p><text:span text:style-name="T12">xxxx</text:span></text:p>
            <text:p/>
            <text:p><text:span text:style-name="T5">Test Data:</text:span></text:p>
            <text:p><text:span text:style-name="T12">xxxx</text:span></text:p>
          </table:table-cell>
          <table:table-cell table:style-name="ce5" office:value-type="float" office:value="1" calcext:value-type="float">
            <text:p>1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2" calcext:value-type="float">
            <text:p>2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>
          <table:table-cell/>
          <table:covered-table-cell table:style-name="ce6"/>
          <table:covered-table-cell table:number-columns-repeated="2" table:style-name="ce9"/>
          <table:table-cell table:style-name="ce5" office:value-type="float" office:value="3" calcext:value-type="float">
            <text:p>3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5">
          <table:table-cell/>
          <table:covered-table-cell table:style-name="ce7"/>
          <table:covered-table-cell table:number-columns-repeated="2" table:style-name="ce10"/>
          <table:table-cell table:style-name="ce5" office:value-type="float" office:value="4" calcext:value-type="float">
            <text:p>4</text:p>
          </table:table-cell>
          <table:table-cell table:style-name="ce14" table:number-columns-repeated="4"/>
          <table:table-cell table:style-name="ce8"/>
          <table:table-cell table:number-columns-repeated="1014"/>
        </table:table-row>
        <table:table-row table:style-name="ro8" table:number-rows-repeated="1048561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Examples" table:style-name="ta4">
        <office:forms form:automatic-focus="false" form:apply-design-mode="false"/>
        <table:table-column table:style-name="co1" table:default-cell-style-name="ce2"/>
        <table:table-column table:style-name="co11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13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13"/>
        <table:table-column table:style-name="co11" table:number-columns-repeated="1015" table:default-cell-style-name="ce2"/>
        <table:table-row table:style-name="ro14">
          <table:table-cell/>
          <table:table-cell table:style-name="ce3"/>
          <table:table-cell table:style-name="ce4" office:value-type="string" calcext:value-type="string">
            <text:p>Test ID</text:p>
          </table:table-cell>
          <table:table-cell table:style-name="ce4" office:value-type="string" calcext:value-type="string">
            <text:p>Test Description/Scenario</text:p>
          </table:table-cell>
          <table:table-cell table:style-name="ce12" office:value-type="string" calcext:value-type="string">
            <text:p>TC #</text:p>
          </table:table-cell>
          <table:table-cell table:style-name="ce4" office:value-type="string" calcext:value-type="string">
            <text:p>Test Steps</text:p>
          </table:table-cell>
          <table:table-cell table:style-name="ce4" office:value-type="string" calcext:value-type="string">
            <text:p>Expected Result</text:p>
          </table:table-cell>
          <table:table-cell table:style-name="ce4" office:value-type="string" calcext:value-type="string">
            <text:p>Actual Result</text:p>
          </table:table-cell>
          <table:table-cell table:style-name="ce12" office:value-type="string" calcext:value-type="string">
            <text:p>Status</text:p>
          </table:table-cell>
          <table:table-cell table:number-columns-repeated="1015"/>
        </table:table-row>
        <table:table-row table:style-name="ro14">
          <table:table-cell/>
          <table:table-cell table:style-name="ce5" office:value-type="string" calcext:value-type="string" table:number-columns-spanned="1" table:number-rows-spanned="4">
            <text:p>Positive Test Case</text:p>
          </table:table-cell>
          <table:table-cell table:style-name="ce5" office:value-type="float" office:value="1.01" calcext:value-type="float" table:number-columns-spanned="1" table:number-rows-spanned="4">
            <text:p>1.01</text:p>
          </table:table-cell>
          <table:table-cell table:style-name="ce8" office:value-type="string" calcext:value-type="string" table:number-columns-spanned="1" table:number-rows-spanned="4">
            <text:p><text:span text:style-name="T7">Given:</text:span><text:span text:style-name="T8"> my unique facebook username has been registered.</text:span></text:p>
            <text:p/>
            <text:p><text:span text:style-name="T7">When:</text:span><text:span text:style-name="T8"> I attempt to login using this username via the Facebook</text:span></text:p>
            <text:p><text:span text:style-name="T12">logon page.</text:span></text:p>
            <text:p/>
            <text:p><text:span text:style-name="T7">Then:</text:span><text:span text:style-name="T8"> Facebook account opens up without any errors or warnings.</text:span></text:p>
            <text:p/>
            <text:p><text:span text:style-name="T7">Prerequisite</text:span><text:span text:style-name="T8">: </text:span></text:p>
            <text:p><text:span text:style-name="T12">Customer has been registered.</text:span></text:p>
            <text:p/>
            <text:p><text:span text:style-name="T5">Test Data:</text:span></text:p>
            <text:p><text:span text:style-name="T12">Customer Number.</text:span></text:p>
            <text:p><text:span text:style-name="T12">Facebook URL</text:span></text:p>
            <text:p/>
          </table:table-cell>
          <table:table-cell table:style-name="ce5" office:value-type="float" office:value="1" calcext:value-type="float">
            <text:p>1</text:p>
          </table:table-cell>
          <table:table-cell table:style-name="ce14" office:value-type="string" calcext:value-type="string">
            <text:p>Open your Browser, and enter URL 'Facebook.com'</text:p>
          </table:table-cell>
          <table:table-cell table:style-name="ce14" office:value-type="string" calcext:value-type="string">
            <text:p>Facebook logon page appears</text:p>
          </table:table-cell>
          <table:table-cell table:style-name="ce14" office:value-type="string" calcext:value-type="string">
            <text:p>Logon page appears 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4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Enter your username in the field</text:p>
          </table:table-cell>
          <table:table-cell table:style-name="ce14" office:value-type="string" calcext:value-type="string">
            <text:p>Username is entered</text:p>
          </table:table-cell>
          <table:table-cell table:style-name="ce14" office:value-type="string" calcext:value-type="string">
            <text:p>Name entered 'JFX272'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5">
          <table:table-cell/>
          <table:covered-table-cell table:number-columns-repeated="2" table:style-name="ce6"/>
          <table:covered-table-cell table:style-name="ce9"/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Enter your Password </text:p>
          </table:table-cell>
          <table:table-cell table:style-name="ce14" office:value-type="string" calcext:value-type="string">
            <text:p>Password is entered</text:p>
          </table:table-cell>
          <table:table-cell table:style-name="ce14" office:value-type="string" calcext:value-type="string">
            <text:p>Password enter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16">
          <table:table-cell/>
          <table:covered-table-cell table:number-columns-repeated="2" table:style-name="ce7"/>
          <table:covered-table-cell table:style-name="ce10"/>
          <table:table-cell table:style-name="ce5" office:value-type="float" office:value="4" calcext:value-type="float">
            <text:p>4</text:p>
          </table:table-cell>
          <table:table-cell table:style-name="ce14" office:value-type="string" calcext:value-type="string">
            <text:p>Click [Login] button</text:p>
          </table:table-cell>
          <table:table-cell table:style-name="ce14" office:value-type="string" calcext:value-type="string">
            <text:p>User is successfully logged into the Facebook account </text:p>
          </table:table-cell>
          <table:table-cell table:style-name="ce14" office:value-type="string" calcext:value-type="string">
            <text:p>Account opened as expected</text:p>
          </table:table-cell>
          <table:table-cell table:style-name="ce18" office:value-type="string" calcext:value-type="string">
            <text:p>Pass</text:p>
          </table:table-cell>
          <table:table-cell table:number-columns-repeated="1015"/>
        </table:table-row>
        <table:table-row table:style-name="ro8" table:number-rows-repeated="1048570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Noto Sans CJK SC Regular" style:font-family-asian="'Noto Sans CJK SC Regular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 style:data-style-name="N2" text:time-value="11:42:19.3570659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xamples" style:display-name="PageStyle_Exampl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" style:display-name="PageStyle_Feature # Test Cas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eature_20__23__20_Test_20_Cases_20__28_2_29_" style:display-name="PageStyle_Feature # Test Cases (2)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reira, Ian</meta:initial-creator>
    <meta:creation-date>2018-09-28T03:23:07</meta:creation-date>
    <dc:date>2018-10-26T10:48:34.095837617</dc:date>
    <meta:generator>LibreOffice/6.0.6.2$Linux_X86_64 LibreOffice_project/00m0$Build-2</meta:generator>
    <meta:editing-duration>PT8M3S</meta:editing-duration>
    <meta:editing-cycles>2</meta:editing-cycles>
    <meta:document-statistic meta:table-count="12" meta:cell-count="69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